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9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row table:style-name="ro1" table:number-rows-repeated="3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rand</text:p>
          </table:table-cell>
          <table:table-cell table:style-name="ce1" office:value-type="string" calcext:value-type="string">
            <text:p>Infinitive</text:p>
          </table:table-cell>
          <table:table-cell table:style-name="ce1" office:value-type="string" calcext:value-type="string">
            <text:p>Past Simple</text:p>
          </table:table-cell>
          <table:table-cell table:style-name="ce1" office:value-type="string" calcext:value-type="string">
            <text:p>Past Participle</text:p>
          </table:table-cell>
          <table:table-cell table:style-name="ce1" office:value-type="string" calcext:value-type="string">
            <text:p>Перевод</text:p>
          </table:table-cell>
        </table:table-row>
        <table:table-row table:style-name="ro3">
          <table:table-cell table:formula="of:=RAND()" office:value-type="float" office:value="0.418659357508158" calcext:value-type="float">
            <text:p>0,4186593575</text:p>
          </table:table-cell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чувствовать, ощущать</text:p>
          </table:table-cell>
        </table:table-row>
        <table:table-row table:style-name="ro1">
          <table:table-cell table:formula="of:=RAND()" office:value-type="float" office:value="0.467146856828708" calcext:value-type="float">
            <text:p>0,4671468568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начинать</text:p>
          </table:table-cell>
        </table:table-row>
        <table:table-row table:style-name="ro3">
          <table:table-cell table:formula="of:=RAND()" office:value-type="float" office:value="0.527129095420203" calcext:value-type="float">
            <text:p>0,5271290954</text:p>
          </table:table-cell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резать, разрезать</text:p>
          </table:table-cell>
        </table:table-row>
        <table:table-row table:style-name="ro1">
          <table:table-cell table:formula="of:=RAND()" office:value-type="float" office:value="0.552859895026133" calcext:value-type="float">
            <text:p>0,552859895</text:p>
          </table:table-cell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  <table:table-cell office:value-type="string" calcext:value-type="string">
            <text:p>копать, рыть</text:p>
          </table:table-cell>
        </table:table-row>
        <table:table-row table:style-name="ro3">
          <table:table-cell table:formula="of:=RAND()" office:value-type="float" office:value="0.026298210425168" calcext:value-type="float">
            <text:p>0,026298210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was, wer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быть, являться</text:p>
          </table:table-cell>
        </table:table-row>
        <table:table-row table:style-name="ro4">
          <table:table-cell table:formula="of:=RAND()" office:value-type="float" office:value="0.931404069021571" calcext:value-type="float">
            <text:p>0,931404069</text:p>
          </table:table-cell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делать, создавать, изготавливать</text:p>
          </table:table-cell>
        </table:table-row>
        <table:table-row table:style-name="ro4">
          <table:table-cell table:formula="of:=RAND()" office:value-type="float" office:value="0.662700108584673" calcext:value-type="float">
            <text:p>0,6627001086</text:p>
          </table:table-cell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office:value-type="string" calcext:value-type="string">
            <text:p>говорить, сказать, произносить</text:p>
          </table:table-cell>
        </table:table-row>
        <table:table-row table:style-name="ro3">
          <table:table-cell table:formula="of:=RAND()" office:value-type="float" office:value="0.391031998186532" calcext:value-type="float">
            <text:p>0,3910319982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забывать о (чём-либо)</text:p>
          </table:table-cell>
        </table:table-row>
        <table:table-row table:style-name="ro3">
          <table:table-cell table:formula="of:=RAND()" office:value-type="float" office:value="0.116375714902239" calcext:value-type="float">
            <text:p>0,1163757149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рисовать, чертить</text:p>
          </table:table-cell>
        </table:table-row>
        <table:table-row table:style-name="ro4">
          <table:table-cell table:formula="of:=RAND()" office:value-type="float" office:value="0.819619417730056" calcext:value-type="float">
            <text:p>0,8196194177</text:p>
          </table:table-cell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</text:p>
          </table:table-cell>
          <table:table-cell office:value-type="string" calcext:value-type="string">
            <text:p>светить, сиять, озарять</text:p>
          </table:table-cell>
        </table:table-row>
        <table:table-row table:style-name="ro3">
          <table:table-cell table:formula="of:=RAND()" office:value-type="float" office:value="0.863773240305556" calcext:value-type="float">
            <text:p>0,8637732403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замерзать, замирать</text:p>
          </table:table-cell>
        </table:table-row>
        <table:table-row table:style-name="ro3">
          <table:table-cell table:formula="of:=RAND()" office:value-type="float" office:value="0.494840587125407" calcext:value-type="float">
            <text:p>0,494840587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звенеть, звонить</text:p>
          </table:table-cell>
        </table:table-row>
        <table:table-row table:style-name="ro4">
          <table:table-cell table:formula="of:=RAND()" office:value-type="float" office:value="0.0528060986623043" calcext:value-type="float">
            <text:p>0,0528060987</text:p>
          </table:table-cell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lent</text:p>
          </table:table-cell>
          <table:table-cell office:value-type="string" calcext:value-type="string">
            <text:p>одалживать, давать взаймы (в долг)</text:p>
          </table:table-cell>
        </table:table-row>
        <table:table-row table:style-name="ro3">
          <table:table-cell table:formula="of:=RAND()" office:value-type="float" office:value="0.040912120279767" calcext:value-type="float">
            <text:p>0,0409121203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  <table:table-cell office:value-type="string" calcext:value-type="string">
            <text:p>иметь дело, распределять</text:p>
          </table:table-cell>
        </table:table-row>
        <table:table-row table:style-name="ro3">
          <table:table-cell table:formula="of:=RAND()" office:value-type="float" office:value="0.606524094140532" calcext:value-type="float">
            <text:p>0,606524094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елать, выполнять</text:p>
          </table:table-cell>
        </table:table-row>
        <table:table-row table:style-name="ro3">
          <table:table-cell table:formula="of:=RAND()" office:value-type="float" office:value="0.769067435759741" calcext:value-type="float">
            <text:p>0,7690674358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ken</text:p>
          </table:table-cell>
          <table:table-cell office:value-type="string" calcext:value-type="string">
            <text:p>просыпаться, будить</text:p>
          </table:table-cell>
        </table:table-row>
        <table:table-row table:style-name="ro3">
          <table:table-cell table:formula="of:=RAND()" office:value-type="float" office:value="0.319384739921357" calcext:value-type="float">
            <text:p>0,319384739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писать, записывать</text:p>
          </table:table-cell>
        </table:table-row>
        <table:table-row table:style-name="ro1">
          <table:table-cell table:formula="of:=RAND()" office:value-type="float" office:value="0.444163402138362" calcext:value-type="float">
            <text:p>0,4441634021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  <table:table-cell office:value-type="string" calcext:value-type="string">
            <text:p>спать</text:p>
          </table:table-cell>
        </table:table-row>
        <table:table-row table:style-name="ro3">
          <table:table-cell table:formula="of:=RAND()" office:value-type="float" office:value="0.318405373927937" calcext:value-type="float">
            <text:p>0,3184053739</text:p>
          </table:table-cell>
          <table:table-cell table:number-columns-repeated="3" office:value-type="string" calcext:value-type="string">
            <text:p>let</text:p>
          </table:table-cell>
          <table:table-cell office:value-type="string" calcext:value-type="string">
            <text:p>позволять, разрешать</text:p>
          </table:table-cell>
        </table:table-row>
        <table:table-row table:style-name="ro1">
          <table:table-cell table:formula="of:=RAND()" office:value-type="float" office:value="0.20441364781392" calcext:value-type="float">
            <text:p>0,2044136478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office:value-type="string" calcext:value-type="string">
            <text:p>летать</text:p>
          </table:table-cell>
        </table:table-row>
        <table:table-row table:style-name="ro3">
          <table:table-cell table:formula="of:=RAND()" office:value-type="float" office:value="0.156274426892097" calcext:value-type="float">
            <text:p>0,1562744269</text:p>
          </table:table-cell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иметь, обладать</text:p>
          </table:table-cell>
        </table:table-row>
        <table:table-row table:style-name="ro3">
          <table:table-cell table:formula="of:=RAND()" office:value-type="float" office:value="0.212280336393136" calcext:value-type="float">
            <text:p>0,2122803364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плавать, плыть</text:p>
          </table:table-cell>
        </table:table-row>
        <table:table-row table:style-name="ro3">
          <table:table-cell table:formula="of:=RAND()" office:value-type="float" office:value="0.641254132493122" calcext:value-type="float">
            <text:p>0,6412541325</text:p>
          </table:table-cell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строить, сооружать</text:p>
          </table:table-cell>
        </table:table-row>
        <table:table-row table:style-name="ro3">
          <table:table-cell table:formula="of:=RAND()" office:value-type="float" office:value="0.177379229048582" calcext:value-type="float">
            <text:p>0,177379229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носить (одежду)</text:p>
          </table:table-cell>
        </table:table-row>
        <table:table-row table:style-name="ro4">
          <table:table-cell table:formula="of:=RAND()" office:value-type="float" office:value="0.391219046355522" calcext:value-type="float">
            <text:p>0,3912190464</text:p>
          </table:table-cell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office:value-type="string" calcext:value-type="string">
            <text:p>ловить, поймать, схватить</text:p>
          </table:table-cell>
        </table:table-row>
        <table:table-row table:style-name="ro1">
          <table:table-cell table:formula="of:=RAND()" office:value-type="float" office:value="0.665468877704634" calcext:value-type="float">
            <text:p>0,6654688777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  <table:table-cell office:value-type="string" calcext:value-type="string">
            <text:p>петь, напевать</text:p>
          </table:table-cell>
        </table:table-row>
        <table:table-row table:style-name="ro4">
          <table:table-cell table:formula="of:=RAND()" office:value-type="float" office:value="0.153052134411123" calcext:value-type="float">
            <text:p>0,1530521344</text:p>
          </table:table-cell>
          <table:table-cell table:number-columns-repeated="3" office:value-type="string" calcext:value-type="string">
            <text:p>set</text:p>
          </table:table-cell>
          <table:table-cell office:value-type="string" calcext:value-type="string">
            <text:p>устанавливать, задавать, назначать</text:p>
          </table:table-cell>
        </table:table-row>
        <table:table-row table:style-name="ro4">
          <table:table-cell table:formula="of:=RAND()" office:value-type="float" office:value="0.969853657491599" calcext:value-type="float">
            <text:p>0,9698536575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терять, лишаться, утрачивать</text:p>
          </table:table-cell>
        </table:table-row>
        <table:table-row table:style-name="ro3">
          <table:table-cell table:formula="of:=RAND()" office:value-type="float" office:value="0.535665617453096" calcext:value-type="float">
            <text:p>0,5356656175</text:p>
          </table:table-cell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встречать, знакомиться</text:p>
          </table:table-cell>
        </table:table-row>
        <table:table-row table:style-name="ro3">
          <table:table-cell table:formula="of:=RAND()" office:value-type="float" office:value="0.558480546964664" calcext:value-type="float">
            <text:p>0,558480547</text:p>
          </table:table-cell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got</text:p>
          </table:table-cell>
          <table:table-cell office:value-type="string" calcext:value-type="string">
            <text:p>получать, добираться</text:p>
          </table:table-cell>
        </table:table-row>
        <table:table-row table:style-name="ro3">
          <table:table-cell table:formula="of:=RAND()" office:value-type="float" office:value="0.201220511376483" calcext:value-type="float">
            <text:p>0,2012205114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выбирать, избирать</text:p>
          </table:table-cell>
        </table:table-row>
        <table:table-row table:style-name="ro4">
          <table:table-cell table:formula="of:=RAND()" office:value-type="float" office:value="0.337062111681882" calcext:value-type="float">
            <text:p>0,3370621117</text:p>
          </table:table-cell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office:value-type="string" calcext:value-type="string">
            <text:p>посылать, отправлять, отсылать</text:p>
          </table:table-cell>
        </table:table-row>
        <table:table-row table:style-name="ro1">
          <table:table-cell table:formula="of:=RAND()" office:value-type="float" office:value="0.436177829539935" calcext:value-type="float">
            <text:p>0,4361778295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падать</text:p>
          </table:table-cell>
        </table:table-row>
        <table:table-row table:style-name="ro3">
          <table:table-cell table:formula="of:=RAND()" office:value-type="float" office:value="0.191051543097772" calcext:value-type="float">
            <text:p>0,1910515431</text:p>
          </table:table-cell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  <table:table-cell office:value-type="string" calcext:value-type="string">
            <text:p>победить, выиграть</text:p>
          </table:table-cell>
        </table:table-row>
        <table:table-row table:style-name="ro1">
          <table:table-cell table:formula="of:=RAND()" office:value-type="float" office:value="0.750016048701946" calcext:value-type="float">
            <text:p>0,7500160487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становиться</text:p>
          </table:table-cell>
        </table:table-row>
        <table:table-row table:style-name="ro3">
          <table:table-cell table:formula="of:=RAND()" office:value-type="float" office:value="0.632182757446265" calcext:value-type="float">
            <text:p>0,6321827574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, showed</text:p>
          </table:table-cell>
          <table:table-cell office:value-type="string" calcext:value-type="string">
            <text:p>показывать</text:p>
          </table:table-cell>
        </table:table-row>
        <table:table-row table:style-name="ro4">
          <table:table-cell table:formula="of:=RAND()" office:value-type="float" office:value="0.0258056226512751" calcext:value-type="float">
            <text:p>0,0258056227</text:p>
          </table:table-cell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office:value-type="string" calcext:value-type="string">
            <text:p>хранить, сохранять, поддерживать</text:p>
          </table:table-cell>
        </table:table-row>
        <table:table-row table:style-name="ro3">
          <table:table-cell table:formula="of:=RAND()" office:value-type="float" office:value="0.0198306093927838" calcext:value-type="float">
            <text:p>0,0198306094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рвать, отрывать</text:p>
          </table:table-cell>
        </table:table-row>
        <table:table-row table:style-name="ro4">
          <table:table-cell table:formula="of:=RAND()" office:value-type="float" office:value="0.47132318160614" calcext:value-type="float">
            <text:p>0,4713231816</text:p>
          </table:table-cell>
          <table:table-cell table:number-columns-repeated="3" office:value-type="string" calcext:value-type="string">
            <text:p>put</text:p>
          </table:table-cell>
          <table:table-cell office:value-type="string" calcext:value-type="string">
            <text:p>ставить, помещать, класть</text:p>
          </table:table-cell>
        </table:table-row>
        <table:table-row table:style-name="ro3">
          <table:table-cell table:formula="of:=RAND()" office:value-type="float" office:value="0.634456509982843" calcext:value-type="float">
            <text:p>0,63445651</text:p>
          </table:table-cell>
          <table:table-cell table:number-columns-repeated="3" office:value-type="string" calcext:value-type="string">
            <text:p>cost</text:p>
          </table:table-cell>
          <table:table-cell office:value-type="string" calcext:value-type="string">
            <text:p>стоить, обходиться</text:p>
          </table:table-cell>
        </table:table-row>
        <table:table-row table:style-name="ro4">
          <table:table-cell table:formula="of:=RAND()" office:value-type="float" office:value="0.22665327000287" calcext:value-type="float">
            <text:p>0,22665327</text:p>
          </table:table-cell>
          <table:table-cell office:value-type="string" calcext:value-type="string">
            <text:p>sweep</text:p>
          </table:table-cell>
          <table:table-cell table:number-columns-repeated="2" office:value-type="string" calcext:value-type="string">
            <text:p>swept</text:p>
          </table:table-cell>
          <table:table-cell office:value-type="string" calcext:value-type="string">
            <text:p>мести, подметать, смахивать</text:p>
          </table:table-cell>
        </table:table-row>
        <table:table-row table:style-name="ro1">
          <table:table-cell table:formula="of:=RAND()" office:value-type="float" office:value="0.257029936016807" calcext:value-type="float">
            <text:p>0,257029936</text:p>
          </table:table-cell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office:value-type="string" calcext:value-type="string">
            <text:p>стоять</text:p>
          </table:table-cell>
        </table:table-row>
        <table:table-row table:style-name="ro4">
          <table:table-cell table:formula="of:=RAND()" office:value-type="float" office:value="0.496561329691683" calcext:value-type="float">
            <text:p>0,4965613297</text:p>
          </table:table-cell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office:value-type="string" calcext:value-type="string">
            <text:p>думать, мыслить, размышлять</text:p>
          </table:table-cell>
        </table:table-row>
        <table:table-row table:style-name="ro1">
          <table:table-cell table:formula="of:=RAND()" office:value-type="float" office:value="0.663084425325754" calcext:value-type="float">
            <text:p>0,6630844253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кусать</text:p>
          </table:table-cell>
        </table:table-row>
        <table:table-row table:style-name="ro1">
          <table:table-cell table:formula="of:=RAND()" office:value-type="float" office:value="0.673715848700217" calcext:value-type="float">
            <text:p>0,6737158487</text:p>
          </table:table-cell>
          <table:table-cell table:number-columns-repeated="3" office:value-type="string" calcext:value-type="string">
            <text:p>bet</text:p>
          </table:table-cell>
          <table:table-cell office:value-type="string" calcext:value-type="string">
            <text:p>держать пари</text:p>
          </table:table-cell>
        </table:table-row>
        <table:table-row table:style-name="ro3">
          <table:table-cell table:formula="of:=RAND()" office:value-type="float" office:value="0.283788454194009" calcext:value-type="float">
            <text:p>0,2837884542</text:p>
          </table:table-cell>
          <table:table-cell table:number-columns-repeated="3" office:value-type="string" calcext:value-type="string">
            <text:p>read</text:p>
          </table:table-cell>
          <table:table-cell office:value-type="string" calcext:value-type="string">
            <text:p>читать, прочитать</text:p>
          </table:table-cell>
        </table:table-row>
        <table:table-row table:style-name="ro5">
          <table:table-cell table:formula="of:=RAND()" office:value-type="float" office:value="0.471094682095919" calcext:value-type="float">
            <text:p>0,4710946821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office:value-type="string" calcext:value-type="string">
            <text:p>говорить, разговаривать, высказываться</text:p>
          </table:table-cell>
        </table:table-row>
        <table:table-row table:style-name="ro3">
          <table:table-cell table:formula="of:=RAND()" office:value-type="float" office:value="0.169331422423983" calcext:value-type="float">
            <text:p>0,1693314224</text:p>
          </table:table-cell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  <table:table-cell office:value-type="string" calcext:value-type="string">
            <text:p>понимать, постигать</text:p>
          </table:table-cell>
        </table:table-row>
        <table:table-row table:style-name="ro4">
          <table:table-cell table:formula="of:=RAND()" office:value-type="float" office:value="0.766501148942317" calcext:value-type="float">
            <text:p>0,7665011489</text:p>
          </table:table-cell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hung</text:p>
          </table:table-cell>
          <table:table-cell office:value-type="string" calcext:value-type="string">
            <text:p>вешать, развешивать, висеть</text:p>
          </table:table-cell>
        </table:table-row>
        <table:table-row table:style-name="ro3">
          <table:table-cell table:formula="of:=RAND()" office:value-type="float" office:value="0.0979633166774212" calcext:value-type="float">
            <text:p>0,0979633167</text:p>
          </table:table-cell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бить, колотить</text:p>
          </table:table-cell>
        </table:table-row>
        <table:table-row table:style-name="ro3">
          <table:table-cell table:formula="of:=RAND()" office:value-type="float" office:value="0.883615517704052" calcext:value-type="float">
            <text:p>0,8836155177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приходить, подходить</text:p>
          </table:table-cell>
        </table:table-row>
        <table:table-row table:style-name="ro3">
          <table:table-cell table:formula="of:=RAND()" office:value-type="float" office:value="0.688837462572316" calcext:value-type="float">
            <text:p>0,6888374626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брать, хватать, взять</text:p>
          </table:table-cell>
        </table:table-row>
        <table:table-row table:style-name="ro3">
          <table:table-cell table:formula="of:=RAND()" office:value-type="float" office:value="0.531144469615618" calcext:value-type="float">
            <text:p>0,5311444696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idden</text:p>
          </table:table-cell>
          <table:table-cell office:value-type="string" calcext:value-type="string">
            <text:p>ехать верхом, кататься</text:p>
          </table:table-cell>
        </table:table-row>
        <table:table-row table:style-name="ro1">
          <table:table-cell table:formula="of:=RAND()" office:value-type="float" office:value="0.70307100198607" calcext:value-type="float">
            <text:p>0,703071002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  <table:table-cell office:value-type="string" calcext:value-type="string">
            <text:p>кормить</text:p>
          </table:table-cell>
        </table:table-row>
        <table:table-row table:style-name="ro3">
          <table:table-cell table:formula="of:=RAND()" office:value-type="float" office:value="0.710270891438832" calcext:value-type="float">
            <text:p>0,7102708914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дуть, выдыхать</text:p>
          </table:table-cell>
        </table:table-row>
        <table:table-row table:style-name="ro3">
          <table:table-cell table:formula="of:=RAND()" office:value-type="float" office:value="0.100040042365649" calcext:value-type="float">
            <text:p>0,1000400424</text:p>
          </table:table-cell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находить, обнаруживать</text:p>
          </table:table-cell>
        </table:table-row>
        <table:table-row table:style-name="ro4">
          <table:table-cell table:formula="of:=RAND()" office:value-type="float" office:value="0.693406563330321" calcext:value-type="float">
            <text:p>0,6934065633</text:p>
          </table:table-cell>
          <table:table-cell table:number-columns-repeated="3" office:value-type="string" calcext:value-type="string">
            <text:p>shut</text:p>
          </table:table-cell>
          <table:table-cell office:value-type="string" calcext:value-type="string">
            <text:p>закрывать, запирать, затворять</text:p>
          </table:table-cell>
        </table:table-row>
        <table:table-row table:style-name="ro3">
          <table:table-cell table:formula="of:=RAND()" office:value-type="float" office:value="0.66061896308758" calcext:value-type="float">
            <text:p>0,6606189631</text:p>
          </table:table-cell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stuck</text:p>
          </table:table-cell>
          <table:table-cell office:value-type="string" calcext:value-type="string">
            <text:p>втыкать, приклеивать</text:p>
          </table:table-cell>
        </table:table-row>
        <table:table-row table:style-name="ro3">
          <table:table-cell table:formula="of:=RAND()" office:value-type="float" office:value="0.181227235473475" calcext:value-type="float">
            <text:p>0,1812272355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len</text:p>
          </table:table-cell>
          <table:table-cell office:value-type="string" calcext:value-type="string">
            <text:p>воровать, красть</text:p>
          </table:table-cell>
        </table:table-row>
        <table:table-row table:style-name="ro3">
          <table:table-cell table:formula="of:=RAND()" office:value-type="float" office:value="0.688377035707332" calcext:value-type="float">
            <text:p>0,6883770357</text:p>
          </table:table-cell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office:value-type="string" calcext:value-type="string">
            <text:p>слышать, услышать</text:p>
          </table:table-cell>
        </table:table-row>
        <table:table-row table:style-name="ro1">
          <table:table-cell table:formula="of:=RAND()" office:value-type="float" office:value="0.12369129663709" calcext:value-type="float">
            <text:p>0,1236912966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лежать</text:p>
          </table:table-cell>
        </table:table-row>
        <table:table-row table:style-name="ro3">
          <table:table-cell table:formula="of:=RAND()" office:value-type="float" office:value="0.0361201455104234" calcext:value-type="float">
            <text:p>0,0361201455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прятать, скрывать</text:p>
          </table:table-cell>
        </table:table-row>
        <table:table-row table:style-name="ro1">
          <table:table-cell table:formula="of:=RAND()" office:value-type="float" office:value="0.794249417898492" calcext:value-type="float">
            <text:p>0,7942494179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видеть</text:p>
          </table:table-cell>
        </table:table-row>
        <table:table-row table:style-name="ro4">
          <table:table-cell table:formula="of:=RAND()" office:value-type="float" office:value="0.408194882551405" calcext:value-type="float">
            <text:p>0,4081948826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зажигать, светиться, освещать</text:p>
          </table:table-cell>
        </table:table-row>
        <table:table-row table:style-name="ro3">
          <table:table-cell table:formula="of:=RAND()" office:value-type="float" office:value="0.966884338675741" calcext:value-type="float">
            <text:p>0,9668843387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покупать, приобретать</text:p>
          </table:table-cell>
        </table:table-row>
        <table:table-row table:style-name="ro4">
          <table:table-cell table:formula="of:=RAND()" office:value-type="float" office:value="0.344182910571792" calcext:value-type="float">
            <text:p>0,3441829106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есть, поглощать, поедать</text:p>
          </table:table-cell>
        </table:table-row>
        <table:table-row table:style-name="ro1">
          <table:table-cell table:formula="of:=RAND()" office:value-type="float" office:value="0.140029845815326" calcext:value-type="float">
            <text:p>0,1400298458</text:p>
          </table:table-cell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office:value-type="string" calcext:value-type="string">
            <text:p>рассказывать</text:p>
          </table:table-cell>
        </table:table-row>
        <table:table-row table:style-name="ro4">
          <table:table-cell table:formula="of:=RAND()" office:value-type="float" office:value="0.581925022878483" calcext:value-type="float">
            <text:p>0,5819250229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  <table:table-cell office:value-type="string" calcext:value-type="string">
            <text:p>значить, иметь в виду, подразумевать</text:p>
          </table:table-cell>
        </table:table-row>
        <table:table-row table:style-name="ro1">
          <table:table-cell table:formula="of:=RAND()" office:value-type="float" office:value="0.699152173236552" calcext:value-type="float">
            <text:p>0,6991521732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прощать</text:p>
          </table:table-cell>
        </table:table-row>
        <table:table-row table:style-name="ro3">
          <table:table-cell table:formula="of:=RAND()" office:value-type="float" office:value="0.885541334474135" calcext:value-type="float">
            <text:p>0,8855413345</text:p>
          </table:table-cell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  <table:table-cell office:value-type="string" calcext:value-type="string">
            <text:p>учить, обучать</text:p>
          </table:table-cell>
        </table:table-row>
        <table:table-row table:style-name="ro5">
          <table:table-cell table:formula="of:=RAND()" office:value-type="float" office:value="0.746146726675546" calcext:value-type="float">
            <text:p>0,7461467267</text:p>
          </table:table-cell>
          <table:table-cell table:number-columns-repeated="3" office:value-type="string" calcext:value-type="string">
            <text:p>hurt</text:p>
          </table:table-cell>
          <table:table-cell office:value-type="string" calcext:value-type="string">
            <text:p>ранить, причинять боль, ушибить</text:p>
          </table:table-cell>
        </table:table-row>
        <table:table-row table:style-name="ro1">
          <table:table-cell table:formula="of:=RAND()" office:value-type="float" office:value="0.934905644640855" calcext:value-type="float">
            <text:p>0,934905644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стрелять</text:p>
          </table:table-cell>
        </table:table-row>
        <table:table-row table:style-name="ro3">
          <table:table-cell table:formula="of:=RAND()" office:value-type="float" office:value="0.822917049482105" calcext:value-type="float">
            <text:p>0,8229170495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дать, подать, дарить</text:p>
          </table:table-cell>
        </table:table-row>
        <table:table-row table:style-name="ro3">
          <table:table-cell table:formula="of:=RAND()" office:value-type="float" office:value="0.503366345122799" calcext:value-type="float">
            <text:p>0,5033663451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ездить, подвозить</text:p>
          </table:table-cell>
        </table:table-row>
        <table:table-row table:style-name="ro4">
          <table:table-cell table:formula="of:=RAND()" office:value-type="float" office:value="0.489809500902195" calcext:value-type="float">
            <text:p>0,4898095009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ломать, разбивать, разрушать</text:p>
          </table:table-cell>
        </table:table-row>
        <table:table-row table:style-name="ro5">
          <table:table-cell table:formula="of:=RAND()" office:value-type="float" office:value="0.569578450384438" calcext:value-type="float">
            <text:p>0,5695784504</text:p>
          </table:table-cell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office:value-type="string" calcext:value-type="string">
            <text:p>тратить, расходовать, проводить (время)</text:p>
          </table:table-cell>
        </table:table-row>
        <table:table-row table:style-name="ro3">
          <table:table-cell table:formula="of:=RAND()" office:value-type="float" office:value="0.228650908919343" calcext:value-type="float">
            <text:p>0,2286509089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сидеть, садиться</text:p>
          </table:table-cell>
        </table:table-row>
        <table:table-row table:style-name="ro4">
          <table:table-cell table:formula="of:=RAND()" office:value-type="float" office:value="0.357745914521688" calcext:value-type="float">
            <text:p>0,3577459145</text:p>
          </table:table-cell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office:value-type="string" calcext:value-type="string">
            <text:p>драться, сражаться, воевать</text:p>
          </table:table-cell>
        </table:table-row>
        <table:table-row table:style-name="ro1">
          <table:table-cell table:formula="of:=RAND()" office:value-type="float" office:value="0.155325165736826" calcext:value-type="float">
            <text:p>0,15532516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жать, бегать</text:p>
          </table:table-cell>
        </table:table-row>
        <table:table-row table:style-name="ro4">
          <table:table-cell table:formula="of:=RAND()" office:value-type="float" office:value="0.970793362990633" calcext:value-type="float">
            <text:p>0,97079336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бросать, кидать, метать</text:p>
          </table:table-cell>
        </table:table-row>
        <table:table-row table:style-name="ro4">
          <table:table-cell table:formula="of:=RAND()" office:value-type="float" office:value="0.768241893485627" calcext:value-type="float">
            <text:p>0,7682418935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знать, иметь представление</text:p>
          </table:table-cell>
        </table:table-row>
        <table:table-row table:style-name="ro3">
          <table:table-cell table:formula="of:=RAND()" office:value-type="float" office:value="0.0875110819710889" calcext:value-type="float">
            <text:p>0,087511082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  <table:table-cell office:value-type="string" calcext:value-type="string">
            <text:p>продавать, торговать</text:p>
          </table:table-cell>
        </table:table-row>
        <table:table-row table:style-name="ro3">
          <table:table-cell table:formula="of:=RAND()" office:value-type="float" office:value="0.381348433384531" calcext:value-type="float">
            <text:p>0,3813484334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тонуть, погружаться</text:p>
          </table:table-cell>
        </table:table-row>
        <table:table-row table:style-name="ro3">
          <table:table-cell table:formula="of:=RAND()" office:value-type="float" office:value="0.476460839028874" calcext:value-type="float">
            <text:p>0,476460839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расти, вырастать</text:p>
          </table:table-cell>
        </table:table-row>
        <table:table-row table:style-name="ro3">
          <table:table-cell table:formula="of:=RAND()" office:value-type="float" office:value="0.506408161191969" calcext:value-type="float">
            <text:p>0,5064081612</text:p>
          </table:table-cell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  <table:table-cell office:value-type="string" calcext:value-type="string">
            <text:p>качаться, вертеться</text:p>
          </table:table-cell>
        </table:table-row>
        <table:table-row table:style-name="ro3">
          <table:table-cell table:formula="of:=RAND()" office:value-type="float" office:value="0.401872639871147" calcext:value-type="float">
            <text:p>0,4018726399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worn</text:p>
          </table:table-cell>
          <table:table-cell office:value-type="string" calcext:value-type="string">
            <text:p>клясться, присягать</text:p>
          </table:table-cell>
        </table:table-row>
        <table:table-row table:style-name="ro5">
          <table:table-cell table:formula="of:=RAND()" office:value-type="float" office:value="0.977442152275875" calcext:value-type="float">
            <text:p>0,9774421523</text:p>
          </table:table-cell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покидать, уходить, уезжать, оставлять</text:p>
          </table:table-cell>
        </table:table-row>
        <table:table-row table:style-name="ro5">
          <table:table-cell table:formula="of:=RAND()" office:value-type="float" office:value="0.736452652124125" calcext:value-type="float">
            <text:p>0,7364526521</text:p>
          </table:table-cell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office:value-type="string" calcext:value-type="string">
            <text:p>платить, оплачивать, рассчитываться</text:p>
          </table:table-cell>
        </table:table-row>
        <table:table-row table:style-name="ro4">
          <table:table-cell table:formula="of:=RAND()" office:value-type="float" office:value="0.83184801252386" calcext:value-type="float">
            <text:p>0,8318480125</text:p>
          </table:table-cell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приносить, привозить, доставлять</text:p>
          </table:table-cell>
        </table:table-row>
        <table:table-row table:style-name="ro3">
          <table:table-cell table:formula="of:=RAND()" office:value-type="float" office:value="0.523701821036776" calcext:value-type="float">
            <text:p>0,523701821</text:p>
          </table:table-cell>
          <table:table-cell office:value-type="string" calcext:value-type="string">
            <text:p>seek</text:p>
          </table:table-cell>
          <table:table-cell table:number-columns-repeated="2" office:value-type="string" calcext:value-type="string">
            <text:p>sought</text:p>
          </table:table-cell>
          <table:table-cell office:value-type="string" calcext:value-type="string">
            <text:p>искать, разыскивать</text:p>
          </table:table-cell>
        </table:table-row>
        <table:table-row table:style-name="ro4">
          <table:table-cell table:formula="of:=RAND()" office:value-type="float" office:value="0.22588768206644" calcext:value-type="float">
            <text:p>0,2258876821</text:p>
          </table:table-cell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  <table:table-cell office:value-type="string" calcext:value-type="string">
            <text:p>класть, положить, покрывать</text:p>
          </table:table-cell>
        </table:table-row>
        <table:table-row table:style-name="ro1">
          <table:table-cell table:formula="of:=RAND()" office:value-type="float" office:value="0.565979421737825" calcext:value-type="float">
            <text:p>0,5659794217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пить</text:p>
          </table:table-cell>
        </table:table-row>
        <table:table-row table:style-name="ro3">
          <table:table-cell table:formula="of:=RAND()" office:value-type="float" office:value="0.645997577983985" calcext:value-type="float">
            <text:p>0,645997578</text:p>
          </table:table-cell>
          <table:table-cell table:number-columns-repeated="3" office:value-type="string" calcext:value-type="string">
            <text:p>hit</text:p>
          </table:table-cell>
          <table:table-cell office:value-type="string" calcext:value-type="string">
            <text:p>ударять, поражать</text:p>
          </table:table-cell>
        </table:table-row>
        <table:table-row table:style-name="ro5">
          <table:table-cell table:formula="of:=RAND()" office:value-type="float" office:value="0.212435331481512" calcext:value-type="float">
            <text:p>0,2124353315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вести за собой, сопровождать, руководить</text:p>
          </table:table-cell>
        </table:table-row>
        <table:table-row table:style-name="ro3">
          <table:table-cell table:formula="of:=RAND()" office:value-type="float" office:value="0.786518225407004" calcext:value-type="float">
            <text:p>0,786518225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идти, двигаться</text:p>
          </table:table-cell>
        </table:table-row>
        <table:table-row table:style-name="ro1">
          <table:table-cell table:formula="of:=RAND()" office:value-type="float" office:value="0.602894157672519" calcext:value-type="float">
            <text:p>0,6028941577</text:p>
          </table:table-cell>
          <table:table-cell office:value-type="string" calcext:value-type="string">
            <text:p>bend</text:p>
          </table:table-cell>
          <table:table-cell table:number-columns-repeated="2" office:value-type="string" calcext:value-type="string">
            <text:p>bent</text:p>
          </table:table-cell>
          <table:table-cell office:value-type="string" calcext:value-type="string">
            <text:p>гнуть</text:p>
          </table:table-cell>
        </table:table-row>
        <table:table-row table:style-name="ro3">
          <table:table-cell table:formula="of:=RAND()" office:value-type="float" office:value="0.0119644398161242" calcext:value-type="float">
            <text:p>0,0119644398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трясти, встряхивать</text:p>
          </table:table-cell>
        </table:table-row>
        <table:table-row table:style-name="ro4">
          <table:table-cell table:formula="of:=RAND()" office:value-type="float" office:value="0.84959457650391" calcext:value-type="float">
            <text:p>0,8495945765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восходить, вставать, подниматься</text:p>
          </table:table-cell>
        </table:table-row>
        <table:table-row table:style-name="ro4">
          <table:table-cell table:formula="of:=RAND()" office:value-type="float" office:value="0.49231290599497" calcext:value-type="float">
            <text:p>0,492312906</text:p>
          </table:table-cell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office:value-type="string" calcext:value-type="string">
            <text:p>держать, удерживать, задерживать</text:p>
          </table:table-cell>
        </table:table-row>
        <table:table-row table:style-name="ro3">
          <table:table-cell table:formula="of:=RAND()" office:value-type="float" office:value="0.507055872032481" calcext:value-type="float">
            <text:p>0,50705587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struck, stricken</text:p>
          </table:table-cell>
          <table:table-cell office:value-type="string" calcext:value-type="string">
            <text:p>ударять, бить, поражать</text:p>
          </table:table-cell>
        </table:table-row>
      </table:table>
      <table:named-expressions/>
      <table:database-ranges>
        <table:database-range table:name="__Anonymous_Sheet_DB__0" table:target-range-address="Лист1.A4:Лист1.E1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.00.0000</text:date>, <text:time style:data-style-name="N2" text:time-value="11:10:37.4586315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6:46:18.009829716</meta:creation-date>
    <dc:date>2016-12-03T11:43:53.544773024</dc:date>
    <meta:editing-duration>PT14M25S</meta:editing-duration>
    <meta:editing-cycles>2</meta:editing-cycles>
    <meta:generator>LibreOffice/5.1.4.2$Linux_X86_64 LibreOffice_project/10m0$Build-2</meta:generator>
    <meta:document-statistic meta:table-count="1" meta:cell-count="505" meta:object-count="0"/>
  </office:meta>
</office:document-meta>
</file>